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>
        <style:tab-stops>
          <style:tab-stop style:type="left" style:position="1.2763in"/>
        </style:tab-stops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.04149in, 0in, 0.05866in, 0in)" style:horizontal-rel="paragraph" style:vertical-rel="paragraph" style:horizontal-pos="left" style:vertical-pos="top"/>
    </style:style>
  </office:automatic-styles>
  <office:body>
    <office:text text:use-soft-page-breaks="true">
      <text:p text:style-name="P1"><draw:frame draw:z-index="251658240" draw:style-name="a0" draw:name="Picture 1" text:anchor-type="paragraph" svg:x="0in" svg:y="0in" svg:width="2.13505in" svg:height="2.12866in" style:rel-width="scale" style:rel-height="scale"><draw:image xlink:href="media/image1.png" xlink:type="simple" xlink:show="embed" xlink:actuate="onLoad"/><svg:title/><svg:desc>A red and white checkered square

Description automatically generated</svg:desc></draw:frame></text:p>
      <text:p text:style-name="Normal"/>
      <text:p text:style-name="Normal"/>
      <text:p text:style-name="Normal"/>
      <text:p text:style-name="P2"><text:tab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Pupil - Walker, George (09R-LED)</meta:initial-creator>
    <dc:creator>Pupil - Walker, George (09R-LED)</dc:creator>
    <meta:creation-date>2024-06-20T14:42:00Z</meta:creation-date>
    <dc:date>2024-06-20T14:43:00Z</dc:date>
    <meta:template xlink:href="Normal" xlink:type="simple"/>
    <meta:editing-cycles>1</meta:editing-cycles>
    <meta:editing-duration>PT0S</meta:editing-duration>
    <meta:document-statistic meta:page-count="1" meta:paragraph-count="1" meta:word-count="1" meta:character-count="7" meta:row-count="1" meta:non-whitespace-character-count="7"/>
  </office:meta>
</office:document-meta>
</file>